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3.36pt"/>
    </style:style>
    <style:style style:name="co3" style:family="table-column">
      <style:table-column-properties fo:break-before="auto" style:column-width="46.86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6.95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5" style:family="table-cell" style:parent-style-name="Default" style:data-style-name="N11"/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style="italic" style:text-underline-style="none" style:font-style-asian="italic" style:font-style-complex="italic"/>
    </style:style>
    <style:style style:name="ce10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% deductibl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1" calcext:value-type="date">
            <text:p>06/11/19</text:p>
          </table:table-cell>
          <table:table-cell office:value-type="string" calcext:value-type="string">
            <text:p>Company founding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ICBC</text:p>
          </table:table-cell>
          <table:table-cell table:number-columns-repeated="2"/>
        </table:table-row>
        <table:table-row table:style-name="ro1">
          <table:table-cell office:value-type="date" office:date-value="2019-06-12" calcext:value-type="date">
            <text:p>06/12/19</text:p>
          </table:table-cell>
          <table:table-cell office:value-type="string" calcext:value-type="string">
            <text:p>Jun15 WestJet Toronto to Orlando (WS1228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5.94" calcext:value-type="float">
            <text:p>-205.94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 Citibank</text:p>
          </table:table-cell>
          <table:table-cell/>
          <table:table-cell office:value-type="string" calcext:value-type="string">
            <text:p>Don’t use HK credit card for company purchases</text:p>
          </table:table-cell>
        </table:table-row>
        <table:table-row table:style-name="ro1">
          <table:table-cell office:value-type="date" office:date-value="2019-06-15" calcext:value-type="date">
            <text:p>06/15/19</text:p>
          </table:table-cell>
          <table:table-cell office:value-type="string" calcext:value-type="string">
            <text:p>Days Inn <text:s/>(check out 6.16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B</text:p>
          </table:table-cell>
          <table:table-cell table:number-columns-repeated="2"/>
        </table:table-row>
        <table:table-row table:style-name="ro1">
          <table:table-cell office:value-type="date" office:date-value="2019-06-16" calcext:value-type="date">
            <text:p>06/16/19</text:p>
          </table:table-cell>
          <table:table-cell office:value-type="string" calcext:value-type="string">
            <text:p>Hotel (check out 6.17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Wingate Orlando hotel (check out 6.18)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office:value-type="date" office:date-value="2019-06-18" calcext:value-type="date">
            <text:p>06/18/19</text:p>
          </table:table-cell>
          <table:table-cell office:value-type="string" calcext:value-type="string">
            <text:p>Orlando to Toronto AC1673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30.32" calcext:value-type="float">
            <text:p>-230.3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B</text:p>
          </table:table-cell>
          <table:table-cell/>
          <table:table-cell office:value-type="string" calcext:value-type="string">
            <text:p>Don’t use chinese credit card for company purchases</text:p>
          </table:table-cell>
        </table:table-row>
        <table:table-row table:style-name="ro1">
          <table:table-cell office:value-type="date" office:date-value="2019-06-18" calcext:value-type="date">
            <text:p>06/18/19</text:p>
          </table:table-cell>
          <table:table-cell office:value-type="string" calcext:value-type="string">
            <text:p>Budget car rental orlando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47.95" calcext:value-type="float">
            <text:p>-147.9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K Citibank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table:style-name="ce2"/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Business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Business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Business</text:p>
          </table:table-cell>
          <table:table-cell table:style-name="ce5"/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Rental Charge directly debit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450" calcext:value-type="float">
            <text:p>-14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8490</text:p>
          </table:table-cell>
          <table:table-cell table:number-columns-repeated="2"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762.18" calcext:value-type="float">
            <text:p>-76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Business</text:p>
          </table:table-cell>
          <table:table-cell table:number-columns-repeated="2"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8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8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IBC</text:p>
          </table:table-cell>
          <table:table-cell table:number-columns-repeated="4"/>
          <table:table-cell table:style-name="ce8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8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I1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04:53:23.540312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7-03T10:37:03.336865304</dc:date>
    <meta:editing-duration>PT22H46M5S</meta:editing-duration>
    <meta:editing-cycles>50</meta:editing-cycles>
    <meta:generator>LibreOffice/6.0.7.3$Linux_X86_64 LibreOffice_project/00m0$Build-3</meta:generator>
    <meta:document-statistic meta:table-count="3" meta:cell-count="191" meta:object-count="0"/>
  </office:meta>
</office:document-meta>
</file>